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2-0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.C. Upstate (0-2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24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429</text:p>
          </table:table-cell>
        </table:table-row>
        <table:table-row>
          <table:table-cell office:value-type="string">
            <text:p>S.C. Up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31</text:p>
          </table:table-cell>
          <table:table-cell office:value-type="string">
            <text:p>.32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47</text:p>
          </table:table-cell>
          <table:table-cell office:value-type="string">
            <text:p>-.02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Taylor Loy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auren McMan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2</text:p>
          </table:table-cell>
          <table:table-cell office:value-type="string">
            <text:p>19</text:p>
          </table:table-cell>
          <table:table-cell office:value-type="string">
            <text:p>149</text:p>
          </table:table-cell>
          <table:table-cell office:value-type="string">
            <text:p>.289</text:p>
          </table:table-cell>
          <table:table-cell office:value-type="string">
            <text:p>58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9.0</text:p>
          </table:table-cell>
        </table:table-row>
      </table:table>
      <table:table table:name="Sheet 3">
        <table:table-row>
          <table:table-cell office:value-type="string">
            <text:p>S.C. Up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aleigh Kelle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ontana Swanson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llie Yeargi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0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adison Haake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Payton Dunca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Lily Dempsey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Gloria Ikenegbu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Rebecca Shearer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mily Russel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anna Tellschow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cKenna Kirkpatrick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24</text:p>
          </table:table-cell>
          <table:table-cell office:value-type="string">
            <text:p>152</text:p>
          </table:table-cell>
          <table:table-cell office:value-type="string">
            <text:p>.112</text:p>
          </table:table-cell>
          <table:table-cell office:value-type="string">
            <text:p>39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